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paragraph-properties fo:margin-left="0in" fo:margin-right="-0.0063in" fo:text-align="start" style:justify-single-word="false" fo:orphans="0" fo:widows="0" fo:hyphenation-ladder-count="no-limit" fo:text-indent="0in" style:auto-text-indent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-0.0063in" fo:text-align="end" style:justify-single-word="false" fo:orphans="0" fo:widows="0" fo:hyphenation-ladder-count="no-limit" fo:text-indent="0in" style:auto-text-indent="false" style:writing-mode="lr-tb"/>
      <style:text-properties style:font-name="Roboto" fo:font-size="11pt" style:font-size-asian="11pt" style:font-size-complex="11pt" fo:hyphenate="false" fo:hyphenation-remain-char-count="2" fo:hyphenation-push-char-count="2"/>
    </style:style>
    <style:style style:name="P4" style:family="paragraph" style:parent-style-name="Standard" style:master-page-name="">
      <style:paragraph-properties fo:margin-left="0in" fo:margin-right="-0.0063in" fo:text-align="start" style:justify-single-word="false" fo:orphans="0" fo:widows="0" fo:hyphenation-ladder-count="no-limit" fo:text-indent="0in" style:auto-text-indent="false" style:page-number="auto" style:writing-mode="lr-tb"/>
      <style:text-properties style:font-name="Roboto" fo:font-size="11pt" style:font-size-asian="11pt" style:font-size-complex="11pt" fo:hyphenate="false" fo:hyphenation-remain-char-count="2" fo:hyphenation-push-char-count="2"/>
    </style:style>
    <style:style style:name="P5" style:family="paragraph" style:parent-style-name="Standard" style:list-style-name="WW8Num1">
      <style:text-properties style:font-name="Roboto" fo:font-size="11pt" style:font-size-asian="11pt" style:font-size-complex="11pt"/>
    </style:style>
    <style:style style:name="P6" style:family="paragraph" style:parent-style-name="Standard" style:list-style-name="WW8Num1">
      <style:text-properties style:font-name="Roboto" fo:font-size="11pt" fo:language="en" fo:country="US" style:font-size-asian="11pt" style:font-name-complex="Tahoma" style:font-size-complex="11pt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officeooo:paragraph-rsid="000f8403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1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14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16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17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8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9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21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1" style:family="text">
      <style:text-properties fo:language="en" fo:country="US" fo:font-weight="normal" style:font-weight-asian="normal" style:font-name-complex="Tahoma" style:font-weight-complex="normal"/>
    </style:style>
    <style:style style:name="T2" style:family="text">
      <style:text-properties fo:language="en" fo:country="US" fo:font-weight="bold" style:font-weight-asian="bold" style:font-name-complex="Tahoma" style:font-weight-complex="bold"/>
    </style:style>
    <style:style style:name="T3" style:family="text">
      <style:text-properties fo:language="en" fo:country="US" style:font-name-complex="Tahoma"/>
    </style:style>
    <style:style style:name="T4" style:family="text">
      <style:text-properties fo:language="en" fo:country="US" fo:font-style="italic" style:text-underline-style="none" fo:font-weight="bold" style:font-style-asian="italic" style:font-weight-asian="bold" style:font-name-complex="Tahoma" style:font-style-complex="italic" style:font-weight-complex="bold"/>
    </style:style>
    <style:style style:name="T5" style:family="text">
      <style:text-properties style:font-name-complex="Tahoma"/>
    </style:style>
    <style:style style:name="T6" style:family="text">
      <style:text-properties officeooo:rsid="00112e17" style:font-name-complex="Tahoma"/>
    </style:style>
    <style:style style:name="T7" style:family="text">
      <style:text-properties style:font-name="Roboto" fo:language="en" fo:country="US" fo:font-weight="normal" style:font-weight-asian="normal" style:font-name-complex="Tahoma" style:font-weight-complex="normal"/>
    </style:style>
    <style:style style:name="T8" style:family="text">
      <style:text-properties style:font-name="Roboto" fo:language="en" fo:country="US" fo:font-weight="bold" style:font-weight-asian="bold" style:font-name-complex="Tahoma" style:font-weight-complex="bold"/>
    </style:style>
    <style:style style:name="T9" style:family="text">
      <style:text-properties style:font-name="Roboto" fo:font-size="11pt" fo:language="en" fo:country="US" style:font-size-asian="11pt" style:font-name-complex="Tahoma" style:font-size-complex="11pt"/>
    </style:style>
    <style:style style:name="T10" style:family="text">
      <style:text-properties style:font-name="Roboto" fo:font-size="11pt" fo:language="en" fo:country="US" style:font-size-asian="11pt" style:font-size-complex="11pt"/>
    </style:style>
    <style:style style:name="T11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12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13" style:family="text">
      <style:text-properties style:font-name="Roboto" fo:font-size="11pt" style:font-size-asian="11pt" style:font-size-complex="11pt"/>
    </style:style>
    <style:style style:name="T14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5" style:family="text">
      <style:text-properties style:use-window-font-color="true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6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7" style:family="text">
      <style:text-properties style:use-window-font-color="true" style:font-name="Roboto" fo:language="en" fo:country="US" style:text-underline-style="none" fo:background-color="transparent" loext:char-shading-value="0" style:font-name-complex="Tahom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1pt" fo:language="en" fo:country="US" style:font-size-asian="11pt" style:font-name-complex="Tahoma" style:font-size-complex="11pt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size="11pt" fo:language="en" fo:country="US" style:text-underline-style="none" style:font-size-asian="11pt" style:font-name-complex="Tahoma" style:font-size-complex="11pt"/>
    </style:style>
    <style:style style:name="T22" style:family="text">
      <style:text-properties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Roboto"/>
    </style:style>
    <style:style style:name="T25" style:family="text">
      <style:text-properties style:font-name="Roboto" fo:font-weight="normal" style:font-weight-asian="normal" style:font-weight-complex="normal"/>
    </style:style>
    <style:style style:name="T26" style:family="text">
      <style:text-properties style:font-name="Roboto" fo:font-size="11pt" fo:language="en" fo:country="US" style:font-size-asian="11pt" style:font-name-complex="Tahoma" style:font-size-complex="11pt"/>
    </style:style>
    <style:style style:name="T27" style:family="text">
      <style:text-properties style:font-name="Roboto" fo:font-size="11pt" fo:language="en" fo:country="US" style:font-size-asian="11pt" style:font-size-complex="11pt"/>
    </style:style>
    <style:style style:name="T28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29" style:family="text">
      <style:text-properties style:font-name="Roboto" fo:font-size="11pt" style:font-size-asian="11pt" style:font-size-complex="11pt"/>
    </style:style>
    <style:style style:name="T30" style:family="text">
      <style:text-properties style:font-name="Roboto" fo:language="en" fo:country="US"/>
    </style:style>
    <style:style style:name="T31" style:family="text">
      <style:text-properties style:font-name="Roboto" fo:language="en" fo:country="US" style:font-name-complex="Tahoma"/>
    </style:style>
    <style:style style:name="T32" style:family="text">
      <style:text-properties style:font-name="Roboto" fo:language="en" fo:country="US" style:text-underline-style="none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ichael Tsouchlarakis</text:p>
      <text:p text:style-name="P8"/>
      <text:p text:style-name="P8"><text:a xlink:type="simple" xlink:href="https://twitter.com/tsouchlarakismd" text:style-name="Internet_20_link" text:visited-style-name="Visited_20_Internet_20_Link"><text:span text:style-name="T25">twitter</text:span></text:a><text:span text:style-name="T25"> | </text:span><text:a xlink:type="simple" xlink:href="https://npmjs.com/~michaeltd" text:style-name="Internet_20_link" text:visited-style-name="Visited_20_Internet_20_Link"><text:span text:style-name="T25">npmjs</text:span></text:a><text:span text:style-name="T25"> | </text:span><text:a xlink:type="simple" xlink:href="https://github.com/michaeltd" text:style-name="Internet_20_link" text:visited-style-name="Visited_20_Internet_20_Link"><text:span text:style-name="T25">github</text:span></text:a><text:span text:style-name="T25"> | </text:span><text:a xlink:type="simple" xlink:href="https://linkedin.com/in/michaeltd" text:style-name="Internet_20_link" text:visited-style-name="Visited_20_Internet_20_Link"><text:span text:style-name="T25">linkedin</text:span></text:a><text:span text:style-name="T25"> | </text:span><text:a xlink:type="simple" xlink:href="https://michael.heliohost.org/" text:style-name="Internet_20_link" text:visited-style-name="Visited_20_Internet_20_Link"><text:span text:style-name="T25">web</text:span></text:a><text:span text:style-name="T25"> | card: npx michaeltd</text:span></text:p>
      <text:p text:style-name="P12"/>
      <text:p text:style-name="P21">Education</text:p>
      <text:p text:style-name="P17"><text:span text:style-name="T3"/></text:p>
      <text:p text:style-name="P9"><text:span text:style-name="T9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9">freeCodeCamp</text:span></text:span></text:a></text:p>
      <text:p text:style-name="P9"><text:a xlink:type="simple" xlink:href="https://www.freecodecamp.org/certification/michaeltd/legacy-front-end" text:style-name="Internet_20_link" text:visited-style-name="Visited_20_Internet_20_Link"><text:span text:style-name="Internet_20_link"><text:span text:style-name="T9">Legacy Front End</text:span></text:span></text:a><text:span text:style-name="Internet_20_link"><text:span text:style-name="T14">,</text:span></text:span><text:span text:style-name="Internet_20_link"><text:span text:style-name="T11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13">Legacy Data Visualization</text:span></text:span></text:a><text:span text:style-name="Internet_20_link"><text:span text:style-name="T9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13">Algorithms</text:span></text:span></text:a><text:span text:style-name="Internet_20_link"><text:span text:style-name="T14">,</text:span></text:span><text:span text:style-name="Internet_20_link"><text:span text:style-name="T11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13">Front end Libraries</text:span>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T13">Data Visualization</text:span></text:a></text:p>
      <text:p text:style-name="P17"><text:span text:style-name="T4"/></text:p>
      <text:p text:style-name="P9"><text:span text:style-name="T9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9">Solo Learn</text:span></text:span></text:a></text:p>
      <text:p text:style-name="P9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9">Cpp</text:span></text:span></text:a><text:span text:style-name="T9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9">Java</text:span></text:span></text:a><text:span text:style-name="T9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9">Python3</text:span></text:span></text:a><text:span text:style-name="T9"> ...</text:span></text:p>
      <text:p text:style-name="P17"><text:span text:style-name="T4"/></text:p>
      <text:p text:style-name="P17"><text:span text:style-name="T5">2006-2009 </text:span><text:span text:style-name="T3">H.O.U.</text:span></text:p>
      <text:p text:style-name="P14">School of Applied Science and Technology</text:p>
      <text:p text:style-name="P14">Information Technology Department</text:p>
      <text:p text:style-name="P17"><text:span text:style-name="T4"/></text:p>
      <text:p text:style-name="P14">2002 Constantinou Computer Studies</text:p>
      <text:list xml:id="list1490271791" text:style-name="WW8Num1">
        <text:list-item>
          <text:p text:style-name="P18"><text:span text:style-name="T3">Methodology, Practice, Development</text:span><text:span text:style-name="T5">, Maintenance</text:span><text:span text:style-name="T3"> and <text:s/>Administration of Information Systems</text:span><text:span text:style-name="T5">.</text:span></text:p>
        </text:list-item>
        <text:list-item>
          <text:p text:style-name="P15">Oracle PL-SQL, Oracle Developer, Data Base Administration.</text:p>
        </text:list-item>
      </text:list>
      <text:p text:style-name="P17"><text:span text:style-name="T4"/></text:p>
      <text:p text:style-name="P17"><text:span text:style-name="T5">1988-1991 6</text:span><text:span text:style-name="T3">th</text:span><text:span text:style-name="T5"> </text:span><text:span text:style-name="T3">T.P.L.</text:span><text:span text:style-name="T5"> </text:span><text:span text:style-name="T3">of Athens</text:span></text:p>
      <text:p text:style-name="P1">Degree on Engineering of Industrial Installations and Production</text:p>
      <text:p text:style-name="P7"><text:span text:style-name="Internet_20_link"><text:span text:style-name="T9"/></text:span></text:p>
      <text:p text:style-name="P21">Professional Background</text:p>
      <text:p text:style-name="P16"/>
      <text:p text:style-name="P16">2011-Present </text:p>
      <text:p text:style-name="P19"><text:span text:style-name="T3">Freelancer</text:span></text:p>
      <text:p text:style-name="P19"><text:span text:style-name="T3"/></text:p>
      <text:p text:style-name="P19"><text:span text:style-name="T5">2006-2009 </text:span><text:span text:style-name="T3">ASPIS</text:span><text:span text:style-name="T5"> </text:span><text:span text:style-name="T3">SA</text:span></text:p>
      <text:p text:style-name="P16">Accounting dpt.</text:p>
      <text:p text:style-name="P19"><text:span text:style-name="T3"/></text:p>
      <text:p text:style-name="P19"><text:span text:style-name="T5">1997-2006 </text:span><text:span text:style-name="T3">Commercial</text:span><text:span text:style-name="T5"> </text:span><text:span text:style-name="T3">Union</text:span><text:span text:style-name="T5"> </text:span><text:span text:style-name="T3">Life</text:span><text:span text:style-name="T5"> </text:span><text:span text:style-name="T3">SA</text:span></text:p>
      <text:p text:style-name="P16">Mutual Funds dpt.</text:p>
      <text:p text:style-name="P19"><text:span text:style-name="T3"/></text:p>
      <text:p text:style-name="P19"><text:span text:style-name="T5">1996-1997 </text:span><text:span text:style-name="T3">Iconotypo</text:span><text:span text:style-name="T5"> </text:span><text:span text:style-name="T3">SA</text:span></text:p>
      <text:p text:style-name="P16">Desktop publishing (DTP)</text:p>
      <text:p text:style-name="P19"><text:span text:style-name="T3"/></text:p>
      <text:p text:style-name="P19"><text:span text:style-name="T5">1991-1992 </text:span><text:span text:style-name="T3">CIGNA</text:span><text:span text:style-name="T5"> </text:span><text:span text:style-name="T3">HELLAS</text:span><text:span text:style-name="T5"> </text:span><text:span text:style-name="T3">SA</text:span></text:p>
      <text:p text:style-name="P1">Accounting - Back office</text:p>
      <text:p text:style-name="P7"/>
      <text:p text:style-name="P21">Foreign Languages</text:p>
      <text:p text:style-name="P1"/>
      <text:p text:style-name="P1">English, Some German</text:p>
      <text:p text:style-name="P21"/>
      <text:p text:style-name="P21">Other Interests</text:p>
      <text:p text:style-name="P1"/>
      <text:p text:style-name="P1">Sports, Musi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09T21:49:08.578181127</dc:date>
    <meta:editing-cycles>36</meta:editing-cycles>
    <meta:editing-duration>PT3H6M19S</meta:editing-duration>
    <meta:generator>LibreOffice/6.1.4.2$Linux_X86_64 LibreOffice_project/10$Build-2</meta:generator>
    <meta:document-statistic meta:table-count="0" meta:image-count="0" meta:object-count="0" meta:page-count="1" meta:paragraph-count="30" meta:word-count="123" meta:character-count="906" meta:non-whitespace-character-count="813"/>
  </office:meta>
</office:document-meta>
</file>